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Helvetica" fo:font-size="11pt" officeooo:rsid="0007d9f2" officeooo:paragraph-rsid="0007d9f2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Helvetica" fo:font-size="11p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Helvetica" fo:font-size="11pt" officeooo:paragraph-rsid="0007d9f2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Helvetica" fo:font-size="11pt" officeooo:rsid="0009b30d" officeooo:paragraph-rsid="0009b30d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Helvetica" fo:font-size="11pt" fo:font-weight="bold" officeooo:paragraph-rsid="0007d9f2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Helvetica" fo:font-size="11pt" fo:font-weight="bold" officeooo:rsid="0007d9f2" officeooo:paragraph-rsid="0007d9f2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elvetica" fo:font-size="11pt" fo:font-weight="bold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hat does the </text:span><text:span text:style-name="Emphasis"><text:span text:style-name="Strong_20_Emphasis"><text:span text:style-name="T2">word</text:span></text:span></text:span><text:span text:style-name="T2"> 'polymorphism' mean?</text:span></text:p>
      <text:p text:style-name="P2">Many shapes or forms.</text:p>
      <text:p text:style-name="P3"/>
      <text:p text:style-name="P4"><text:span text:style-name="T1">What does it mean when we apply polymorphism to OO design?</text:span> Give a simple Java example.</text:p>
      <text:p text:style-name="P2">When objects of different types can be accessed through the same interface. In Java a child class can refer to a parent class.</text:p>
      <text:p text:style-name="P4"/>
      <text:p text:style-name="P6">What can we use to implement polymorphism in Java?</text:p>
      <text:p text:style-name="P2">Abstract classes, interfaces.</text:p>
      <text:p text:style-name="P4"/>
      <text:p text:style-name="P6">How many 'forms' can an object take when using polymorphism?</text:p>
      <text:p text:style-name="P2">As many as required.</text:p>
      <text:p text:style-name="P4"/>
      <text:p text:style-name="P7">Give an example of when you could use polymorphism.</text:p>
      <text:p text:style-name="P2">When you want objects of different types to be accessed in one particular place. When you want two or more classes to use one or more of the same function.</text:p>
      <text:p text:style-name="P3"/>
      <text:p text:style-name="P6">What do we mean by 'composition' in reference to object-oriented programming?</text:p>
      <text:p text:style-name="P5">Giving a class another class (‘has a’ relationship).</text:p>
      <text:p text:style-name="P4"/>
      <text:p text:style-name="P6">When would you use composition? Provide a simple example in Java.</text:p>
      <text:p text:style-name="P5">If you want a few different classes to use the same method(s). An example is the athelete one, where athletes of various types want to swim/run/cycle, but not necessarily all classes of athlete do all the methods.</text:p>
      <text:p text:style-name="P4"/>
      <text:p text:style-name="P6">What is/are the advantage(s) of using composition?</text:p>
      <text:p text:style-name="P5">More flexible, you can control visibility and only use the methods you ne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2:06:07.939011103</meta:creation-date>
    <dc:date>2018-11-21T22:22:17.347438575</dc:date>
    <meta:editing-duration>PT6M10S</meta:editing-duration>
    <meta:editing-cycles>1</meta:editing-cycles>
    <meta:document-statistic meta:table-count="0" meta:image-count="0" meta:object-count="0" meta:page-count="1" meta:paragraph-count="16" meta:word-count="201" meta:character-count="1170" meta:non-whitespace-character-count="985"/>
    <meta:generator>LibreOffice/6.0.7.3$MacOSX_X86_64 LibreOffice_project/dc89aa7a9eabfd848af146d5086077aeed2ae4a5</meta:generator>
  </office:meta>
</office:document-meta>
</file>